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1.584cm" fo:min-width="4.9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3.3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1cm" fo:min-width="1.1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1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svg:x1="2.605cm" svg:y1="4.71cm" svg:x2="6.667cm" svg:y2="5.814cm" draw:start-shape="id1" draw:start-glue-point="10" draw:end-shape="id2" draw:end-glue-point="0" svg:d="M2605 4710h4062v1104" svg:viewBox="0 0 4063 1105">
          <text:p/>
        </draw:connector>
        <draw:connector draw:style-name="gr1" draw:text-style-name="P1" draw:layer="measurelines" svg:x1="6.667cm" svg:y1="14.757cm" svg:x2="2.605cm" svg:y2="15.878cm" draw:start-shape="id2" draw:start-glue-point="2" draw:end-shape="id3" draw:end-glue-point="10" svg:d="M6667 14757v1121h-4062" svg:viewBox="0 0 4063 1122">
          <text:p/>
        </draw:connector>
        <draw:g xml:id="id2" draw:id="id2">
          <draw:path draw:style-name="gr2" draw:text-style-name="P2" draw:layer="measurelines" svg:width="1.008cm" svg:height="0.639cm" draw:transform="skewX (0.136310214580757) rotate (-2.91923770688572) translate (7.63667289085149cm 9.45342847605185cm)" svg:viewBox="0 0 1009 640" svg:d="M1009 0c-937-2-1009 640-1009 640">
            <text:p/>
          </draw:path>
          <draw:path draw:style-name="gr2" draw:text-style-name="P2" draw:layer="measurelines" svg:width="1.013cm" svg:height="0.639cm" draw:transform="skewX (-0.129503430497979) rotate (-0.222529479629278) translate (6.65243899866789cm 8.05561931835978cm)" svg:viewBox="0 0 1014 640" svg:d="M0 0c938-2 1014 640 1014 640">
            <text:p/>
          </draw:path>
          <draw:path draw:style-name="gr2" draw:text-style-name="P2" draw:layer="measurelines" svg:width="0.99cm" svg:height="0.256cm" draw:transform="skewX (0.138230076757951) rotate (3.05450072391528) translate (6.65362755303763cm 9.65323649337469cm)" svg:viewBox="0 0 991 257" svg:d="M0 0c918 1 991 257 991 257">
            <text:p/>
          </draw:path>
          <draw:path draw:style-name="gr2" draw:text-style-name="P2" draw:layer="measurelines" svg:width="0.992cm" svg:height="0.382cm" draw:transform="skewX (-0.0137881010907552) rotate (0.132121424375971) translate (5.70251328541431cm 8.98903852074548cm)" svg:viewBox="0 0 993 383" svg:d="M993 0c-922-1-993 383-993 383">
            <text:p/>
          </draw:path>
          <draw:path draw:style-name="gr2" draw:text-style-name="P2" draw:layer="measurelines" svg:width="1.011cm" svg:height="0.632cm" draw:transform="skewX (-0.138928208458749) rotate (-0.228463599086059) translate (6.6809871993549cm 8.85625026626453cm)" svg:viewBox="0 0 1012 633" svg:d="M0 0c939-9 1012 633 1012 633">
            <text:p/>
          </draw:path>
          <draw:path draw:style-name="gr2" draw:text-style-name="P2" draw:layer="measurelines" svg:width="1.007cm" svg:height="0.639cm" draw:transform="skewX (0.137531945057153) rotate (-2.91906317396052) translate (7.66453421531271cm 10.3771393082927cm)" svg:viewBox="0 0 1008 640" svg:d="M1008 0c-937-2-1008 640-1008 640">
            <text:p/>
          </draw:path>
          <draw:path draw:style-name="gr2" draw:text-style-name="P2" draw:layer="measurelines" svg:width="0.987cm" svg:height="0.255cm" draw:transform="skewX (0.129503430497979) rotate (3.05345352636408) translate (6.65838432971249cm 10.5996890877831cm)" svg:viewBox="0 0 988 256" svg:d="M0 0c918-1 988 256 988 256">
            <text:p/>
          </draw:path>
          <draw:path draw:style-name="gr2" draw:text-style-name="P2" draw:layer="measurelines" svg:width="0.992cm" svg:height="0.382cm" draw:transform="skewX (-0.0137881010907552) rotate (0.132121424375971) translate (5.70251328541431cm 9.93738283020839cm)" svg:viewBox="0 0 993 383" svg:d="M993 0c-922-1-993 383-993 383">
            <text:p/>
          </draw:path>
          <draw:path draw:style-name="gr2" draw:text-style-name="P2" draw:layer="measurelines" svg:width="1.011cm" svg:height="0.632cm" draw:transform="skewX (-0.139102741383948) rotate (-0.228463599086059) translate (6.68098718450787cm 9.80459457227516cm)" svg:viewBox="0 0 1012 633" svg:d="M0 0c939-9 1012 633 1012 633">
            <text:p/>
          </draw:path>
          <draw:path draw:style-name="gr2" draw:text-style-name="P2" draw:layer="measurelines" svg:width="1.008cm" svg:height="0.639cm" draw:transform="skewX (0.136310214580757) rotate (-2.91923770688572) translate (7.63667289085148cm 11.3482241921644cm)" svg:viewBox="0 0 1009 640" svg:d="M1009 0c-937-2-1009 640-1009 640">
            <text:p/>
          </draw:path>
          <draw:path draw:style-name="gr2" draw:text-style-name="P2" draw:layer="measurelines" svg:width="0.988cm" svg:height="0.256cm" draw:transform="skewX (0.13229595730117) rotate (3.05450072391528) translate (6.65838464470575cm 11.5480319728742cm)" svg:viewBox="0 0 989 257" svg:d="M0 0c918 0 989 257 989 257">
            <text:p/>
          </draw:path>
          <draw:path draw:style-name="gr2" draw:text-style-name="P2" draw:layer="measurelines" svg:width="0.992cm" svg:height="0.382cm" draw:transform="skewX (-0.0137881010907552) rotate (0.132121424375971) translate (5.70251328541431cm 10.883834236858cm)" svg:viewBox="0 0 993 383" svg:d="M993 0c-922-1-993 383-993 383">
            <text:p/>
          </draw:path>
          <draw:path draw:style-name="gr2" draw:text-style-name="P2" draw:layer="measurelines" svg:width="1.011cm" svg:height="0.632cm" draw:transform="skewX (-0.138928208458749) rotate (-0.228463599086059) translate (6.6809871993549cm 10.7510459823771cm)" svg:viewBox="0 0 1012 633" svg:d="M0 0c939-9 1012 633 1012 633">
            <text:p/>
          </draw:path>
          <draw:path draw:style-name="gr2" draw:text-style-name="P2" draw:layer="measurelines" svg:width="1.007cm" svg:height="0.639cm" draw:transform="skewX (0.137706477982353) rotate (-2.91906317396052) translate (7.66442324891604cm 12.2265304660181cm)" svg:viewBox="0 0 1008 640" svg:d="M1008 0c-937-2-1008 640-1008 640">
            <text:p/>
          </draw:path>
          <draw:line draw:style-name="gr2" draw:text-style-name="P2" draw:layer="measurelines" svg:x1="6.648cm" svg:y1="8.129cm" svg:x2="6.667cm" svg:y2="5.814cm">
            <text:p/>
          </draw:line>
          <draw:line draw:style-name="gr2" draw:text-style-name="P2" draw:layer="measurelines" svg:x1="6.665cm" svg:y1="14.756cm" svg:x2="6.684cm" svg:y2="12.441cm">
            <text:p/>
          </draw:line>
        </draw:g>
        <draw:g xml:id="id5" draw:id="id5">
          <draw:path draw:style-name="gr2" draw:text-style-name="P2" draw:layer="measurelines" svg:width="1.01cm" svg:height="0.639cm" draw:transform="skewX (-0.133692220702766) rotate (2.91906317396052) translate (11.1197440404835cm 9.7270065494147cm)" svg:viewBox="0 0 1011 640" svg:d="M0 0c937-2 1011 640 1011 640">
            <text:p/>
          </draw:path>
          <draw:path draw:style-name="gr2" draw:text-style-name="P2" draw:layer="measurelines" svg:width="1.014cm" svg:height="0.639cm" draw:transform="skewX (0.128107167096384) rotate (0.222529479629277) translate (10.130185869732cm 8.33070176497004cm)" svg:viewBox="0 0 1015 640" svg:d="M1015 0c-938-2-1015 640-1015 640">
            <text:p/>
          </draw:path>
          <draw:path draw:style-name="gr2" draw:text-style-name="P2" draw:layer="measurelines" svg:width="0.99cm" svg:height="0.256cm" draw:transform="skewX (-0.137706477982353) rotate (-3.05450072391528) translate (12.1054679826271cm 9.61819816129263cm)" svg:viewBox="0 0 991 257" svg:d="M991 0c-918 1-991 257-991 257">
            <text:p/>
          </draw:path>
          <draw:path draw:style-name="gr2" draw:text-style-name="P2" draw:layer="measurelines" svg:width="0.993cm" svg:height="0.382cm" draw:transform="skewX (0.015707963267949) rotate (-0.131946891450772) translate (11.0855553114326cm 8.90932854781096cm)" svg:viewBox="0 0 994 383" svg:d="M0 0c922-2 994 383 994 383">
            <text:p/>
          </draw:path>
          <draw:path draw:style-name="gr2" draw:text-style-name="P2" draw:layer="measurelines" svg:width="1.013cm" svg:height="0.632cm" draw:transform="skewX (0.135263017029561) rotate (0.227241868609662) translate (10.1040871953021cm 9.13569795245288cm)" svg:viewBox="0 0 1014 633" svg:d="M1014 0c-939-8-1014 633-1014 633">
            <text:p/>
          </draw:path>
          <draw:path draw:style-name="gr2" draw:text-style-name="P2" draw:layer="measurelines" svg:width="1.009cm" svg:height="0.639cm" draw:transform="skewX (-0.134739418253962) rotate (2.91906317396052) translate (11.0912018199679cm 10.6507431230448cm)" svg:viewBox="0 0 1010 640" svg:d="M0 0c937-2 1010 640 1010 640">
            <text:p/>
          </draw:path>
          <draw:path draw:style-name="gr2" draw:text-style-name="P2" draw:layer="measurelines" svg:width="0.988cm" svg:height="0.256cm" draw:transform="skewX (-0.13229595730117) rotate (-3.05450072391528) translate (12.0988374402141cm 10.5648130371072cm)" svg:viewBox="0 0 989 257" svg:d="M989 0c-918 1-989 257-989 257">
            <text:p/>
          </draw:path>
          <draw:path draw:style-name="gr2" draw:text-style-name="P2" draw:layer="measurelines" svg:width="0.993cm" svg:height="0.382cm" draw:transform="skewX (0.015707963267949) rotate (-0.131946891450772) translate (11.0855553114326cm 9.85767285727387cm)" svg:viewBox="0 0 994 383" svg:d="M0 0c922-2 994 383 994 383">
            <text:p/>
          </draw:path>
          <draw:path draw:style-name="gr2" draw:text-style-name="P2" draw:layer="measurelines" svg:width="1.013cm" svg:height="0.631cm" draw:transform="skewX (0.136659280431156) rotate (0.228289066160858) translate (10.1044028317855cm 10.0850390658945cm)" svg:viewBox="0 0 1014 632" svg:d="M1014 0c-939-9-1014 632-1014 632">
            <text:p/>
          </draw:path>
          <draw:path draw:style-name="gr2" draw:text-style-name="P2" draw:layer="measurelines" svg:width="1.01cm" svg:height="0.639cm" draw:transform="skewX (-0.133692220702766) rotate (2.91906317396052) translate (11.1197440404835cm 11.6218022655272cm)" svg:viewBox="0 0 1011 640" svg:d="M0 0c937-2 1011 640 1011 640">
            <text:p/>
          </draw:path>
          <draw:path draw:style-name="gr2" draw:text-style-name="P2" draw:layer="measurelines" svg:width="0.987cm" svg:height="0.255cm" draw:transform="skewX (-0.129503430497979) rotate (-3.05345352636408) translate (12.0981568859087cm 11.512178559836cm)" svg:viewBox="0 0 988 256" svg:d="M988 0c-918 0-988 256-988 256">
            <text:p/>
          </draw:path>
          <draw:path draw:style-name="gr2" draw:text-style-name="P2" draw:layer="measurelines" svg:width="0.993cm" svg:height="0.382cm" draw:transform="skewX (0.015707963267949) rotate (-0.131946891450772) translate (11.0855553114326cm 10.8041242639235cm)" svg:viewBox="0 0 994 383" svg:d="M0 0c922-2 994 383 994 383">
            <text:p/>
          </draw:path>
          <draw:path draw:style-name="gr2" draw:text-style-name="P2" draw:layer="measurelines" svg:width="1.013cm" svg:height="0.631cm" draw:transform="skewX (0.136484747505956) rotate (0.228289066160858) translate (10.1042933297357cm 11.0315159141792cm)" svg:viewBox="0 0 1014 632" svg:d="M1014 0c-939-9-1014 632-1014 632">
            <text:p/>
          </draw:path>
          <draw:path draw:style-name="gr2" draw:text-style-name="P2" draw:layer="measurelines" svg:width="1.01cm" svg:height="0.639cm" draw:transform="skewX (-0.133692220702766) rotate (2.91906317396052) translate (11.0912018166974cm 12.5001091708981cm)" svg:viewBox="0 0 1011 640" svg:d="M0 0c937-2 1011 640 1011 640">
            <text:p/>
          </draw:path>
          <draw:line draw:style-name="gr2" draw:text-style-name="P2" draw:layer="measurelines" svg:x1="11.124cm" svg:y1="8.181cm" svg:x2="11.105cm" svg:y2="5.866cm">
            <text:p/>
          </draw:line>
          <draw:line draw:style-name="gr2" draw:text-style-name="P2" draw:layer="measurelines" svg:x1="11.108cm" svg:y1="14.808cm" svg:x2="11.089cm" svg:y2="12.493cm">
            <text:p/>
          </draw:line>
        </draw:g>
        <draw:line draw:style-name="gr3" draw:text-style-name="P2" draw:layer="measurelines" svg:x1="9.207cm" svg:y1="7.705cm" svg:x2="9.207cm" svg:y2="13.015cm">
          <text:p/>
        </draw:line>
        <draw:line draw:style-name="gr3" draw:text-style-name="P2" draw:layer="measurelines" svg:x1="8.732cm" svg:y1="7.707cm" svg:x2="8.732cm" svg:y2="13.017cm">
          <text:p/>
        </draw:line>
        <draw:custom-shape draw:style-name="gr4" draw:text-style-name="P1" xml:id="id4" draw:id="id4" draw:layer="measurelines" svg:width="5.458cm" svg:height="11.834cm" svg:x="12.963cm" svg:y="4.30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measurelines" svg:x1="12.965cm" svg:y1="5.164cm" svg:x2="11.105cm" svg:y2="5.866cm" draw:start-shape="id4" draw:start-glue-point="4" draw:end-shape="id5" draw:end-glue-point="0" svg:d="M12965 5164h-1860v702" svg:viewBox="0 0 1861 703">
          <text:p/>
        </draw:connector>
        <draw:connector draw:style-name="gr1" draw:text-style-name="P1" draw:layer="measurelines" svg:x1="11.105cm" svg:y1="14.808cm" svg:x2="12.965cm" svg:y2="15.224cm" draw:start-shape="id5" draw:start-glue-point="2" draw:end-shape="id4" draw:end-glue-point="5" svg:d="M11105 14808v416h1860" svg:viewBox="0 0 1861 417">
          <text:p/>
        </draw:connector>
        <draw:connector draw:style-name="gr1" draw:text-style-name="P1" draw:layer="measurelines" svg:x1="18.421cm" svg:y1="5.164cm" svg:x2="20.457cm" svg:y2="5.164cm" draw:start-shape="id4" draw:start-glue-point="6" draw:end-shape="id6" draw:end-glue-point="4" svg:d="M18421 5164h2036" svg:viewBox="0 0 2037 1">
          <text:p/>
        </draw:connector>
        <draw:connector draw:style-name="gr1" draw:text-style-name="P1" draw:layer="measurelines" draw:line-skew="2.72cm" svg:x1="18.421cm" svg:y1="15.366cm" svg:x2="20.457cm" svg:y2="15.224cm" draw:start-shape="id4" draw:start-glue-point="7" draw:end-shape="id6" draw:end-glue-point="5" svg:d="M18421 15366h3737v-142h-1701" svg:viewBox="0 0 3738 143">
          <text:p/>
        </draw:connector>
        <draw:custom-shape draw:style-name="gr5" draw:text-style-name="P1" xml:id="id8" draw:id="id8" draw:layer="measurelines" svg:width="0.334cm" svg:height="0.532cm" svg:x="27.666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measurelines" svg:width="0.334cm" svg:height="0.532cm" svg:x="27.666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measurelines" draw:line-skew="-1.838cm" svg:x1="25.913cm" svg:y1="15.366cm" svg:x2="27.666cm" svg:y2="15.378cm" draw:start-shape="id6" draw:start-glue-point="7" draw:end-shape="id7" draw:end-glue-point="6" svg:d="M25913 15366h-961v12h2714" svg:viewBox="0 0 2715 13">
          <text:p/>
        </draw:connector>
        <draw:connector draw:style-name="gr1" draw:text-style-name="P1" draw:layer="measurelines" svg:x1="25.913cm" svg:y1="5.164cm" svg:x2="27.666cm" svg:y2="5.157cm" draw:start-shape="id6" draw:start-glue-point="6" draw:end-shape="id8" draw:end-glue-point="6" svg:d="M25913 5164h877v-7h876" svg:viewBox="0 0 1754 8">
          <text:p/>
        </draw:connector>
        <draw:custom-shape draw:style-name="gr5" draw:text-style-name="P1" xml:id="id1" draw:id="id1" draw:layer="measurelines" svg:width="0.335cm" svg:height="0.532cm" svg:x="2.27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measurelines" svg:width="0.335cm" svg:height="0.532cm" svg:x="2.27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3.99cm" svg:height="3.302cm" svg:x="1.582cm" svg:y="8.239cm">
          <draw:text-box>
            <text:p><text:span text:style-name="T1">AC</text:span></text:p>
            <text:p><text:span text:style-name="T1">Volta</text:span><text:span text:style-name="T1">ge</text:span></text:p>
            <text:p><text:span text:style-name="T1">IN</text:span></text:p>
            <text:p><text:span text:style-name="T1">230V </text:span><text:span text:style-name="T1">/ </text:span><text:span text:style-name="T1">50Hz</text:span></text:p>
          </draw:text-box>
        </draw:frame>
        <draw:frame draw:style-name="gr7" draw:text-style-name="P5" draw:layer="measurelines" svg:width="1.645cm" svg:height="1.821cm" svg:x="8.138cm" svg:y="5.608cm">
          <draw:text-box>
            <text:p>n:1</text:p>
          </draw:text-box>
        </draw:frame>
        <draw:custom-shape draw:style-name="gr4" draw:text-style-name="P1" xml:id="id6" draw:id="id6" draw:layer="measurelines" svg:width="5.458cm" svg:height="11.834cm" svg:x="20.455cm" svg:y="4.30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measurelines" svg:width="2.614cm" svg:height="3.095cm" svg:x="26.222cm" svg:y="8.778cm">
          <draw:text-box>
            <text:p><text:span text:style-name="T1">D</text:span><text:span text:style-name="T1">C</text:span></text:p>
            <text:p><text:span text:style-name="T1">V</text:span><text:span text:style-name="T1">ol</text:span><text:span text:style-name="T1">t</text:span><text:span text:style-name="T1">a</text:span><text:span text:style-name="T1">g</text:span><text:span text:style-name="T1">e</text:span></text:p>
            <text:p><text:span text:style-name="T1">O</text:span><text:span text:style-name="T1">U</text:span><text:span text:style-name="T1">T</text:span></text:p>
            <text:p><text:span text:style-name="T1">1</text:span><text:span text:style-name="T1">2</text:span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24:08.706243974</meta:creation-date>
    <dc:date>2021-05-02T23:38:40.106588490</dc:date>
    <meta:editing-duration>PT9M27S</meta:editing-duration>
    <meta:editing-cycles>2</meta:editing-cycles>
    <meta:generator>LibreOffice/6.4.6.2$Linux_X86_64 LibreOffice_project/40$Build-2</meta:generator>
    <meta:document-statistic meta:object-count="53"/>
  </office:meta>
</office:document-meta>
</file>